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b9fe2" officeooo:paragraph-rsid="000b9fe2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9d2c4" officeooo:paragraph-rsid="0009d2c4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9d2c4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b9fe2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style:contextual-spacing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9d2c4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b9fe2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334a6" officeooo:paragraph-rsid="000d080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d4b78" officeooo:paragraph-rsid="000d4b78" style:font-size-asian="11pt" style:font-size-complex="11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d4b78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fo:color="#ff0000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officeooo:rsid="000334a6"/>
    </style:style>
    <style:style style:name="T4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999999" officeooo:rsid="0005f17c"/>
    </style:style>
    <style:style style:name="T6" style:family="text">
      <style:text-properties officeooo:rsid="00087b45"/>
    </style:style>
    <style:style style:name="T7" style:family="text">
      <style:text-properties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b9fe2" style:letter-kerning="true" style:font-name-asian="Tahoma" style:font-style-asian="normal" style:font-weight-asian="normal" style:font-name-complex="Arial1" style:text-emphasize="none"/>
    </style:style>
    <style:style style:name="T12" style:family="text">
      <style:text-properties officeooo:rsid="0009d2c4"/>
    </style:style>
    <style:style style:name="T13" style:family="text">
      <style:text-properties officeooo:rsid="000334a6"/>
    </style:style>
    <style:style style:name="T14" style:family="text">
      <style:text-properties officeooo:rsid="000b9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12">5</text:span>-<text:span text:style-name="T6">1</text:span>.vbs</text:p>
      <text:p text:style-name="P5"/>
      <text:p text:style-name="P11"><text:span text:style-name="T3">Dim</text:span><text:span text:style-name="T13"> fso, sourceFile, targetFolder, targetFile</text:span></text:p>
      <text:p text:style-name="P11"><text:span text:style-name="T3">Set</text:span><text:span text:style-name="T13"> fso = CreateObject(</text:span><text:span text:style-name="T5">"Scripting.FileSystemObject"</text:span><text:span text:style-name="T13">)</text:span></text:p>
      <text:p text:style-name="P11"/>
      <text:p text:style-name="P13">Do</text:p>
      <text:p text:style-name="P11"><text:span text:style-name="T13"><text:s text:c="2"/>sourceFile = InputBox(</text:span><text:span text:style-name="T5">"Enter the full path of the file to copy:"</text:span><text:span text:style-name="T13">)</text:span></text:p>
      <text:p text:style-name="P11"/>
      <text:p text:style-name="P11"><text:span text:style-name="T13"><text:s text:c="2"/></text:span><text:span text:style-name="T3">If</text:span><text:span text:style-name="T13"> sourceFile = </text:span><text:span text:style-name="T5">""</text:span><text:span text:style-name="T13"> </text:span><text:span text:style-name="T3">Then</text:span></text:p>
      <text:p text:style-name="P15"><text:s text:c="4"/>WScript.Quit</text:p>
      <text:p text:style-name="P11"><text:span text:style-name="T13"><text:s text:c="2"/></text:span><text:span text:style-name="T3">End</text:span><text:span text:style-name="T13"> </text:span><text:span text:style-name="T3">If</text:span></text:p>
      <text:p text:style-name="P11"><text:span text:style-name="T3">Loop</text:span><text:span text:style-name="T13"> </text:span><text:span text:style-name="T3">Until</text:span><text:span text:style-name="T13"> fso.FileExists(sourceFile)</text:span></text:p>
      <text:p text:style-name="P11"/>
      <text:p text:style-name="P13">Do</text:p>
      <text:p text:style-name="P11"><text:span text:style-name="T13"><text:s text:c="2"/>targetFolder = InputBox(</text:span><text:span text:style-name="T5">"Enter the full path of the target folder:"</text:span><text:span text:style-name="T13">)</text:span></text:p>
      <text:p text:style-name="P11"/>
      <text:p text:style-name="P11"><text:span text:style-name="T13"><text:s text:c="2"/></text:span><text:span text:style-name="T3">If</text:span><text:span text:style-name="T13"> targetFolder = </text:span><text:span text:style-name="T5">""</text:span><text:span text:style-name="T13"> </text:span><text:span text:style-name="T3">Then</text:span></text:p>
      <text:p text:style-name="P15"><text:s text:c="4"/>WScript.Quit</text:p>
      <text:p text:style-name="P11"><text:span text:style-name="T13"><text:s text:c="2"/></text:span><text:span text:style-name="T3">End</text:span><text:span text:style-name="T13"> </text:span><text:span text:style-name="T3">If</text:span></text:p>
      <text:p text:style-name="P11"><text:span text:style-name="T3">Loop</text:span><text:span text:style-name="T13"> </text:span><text:span text:style-name="T3">Until</text:span><text:span text:style-name="T13"> fso.FolderExists(targetFolder)</text:span></text:p>
      <text:p text:style-name="P11"/>
      <text:p text:style-name="P11"><text:span text:style-name="T13">targetFile = targetFolder &amp; </text:span><text:span text:style-name="T5">"\"</text:span><text:span text:style-name="T13"> &amp; fso.GetFileName(sourceFile) &amp; </text:span><text:span text:style-name="T5">".bak"</text:span></text:p>
      <text:p text:style-name="P11"/>
      <text:p text:style-name="P15">fso.CopyFile sourceFile, targetFile</text:p>
      <text:p text:style-name="P12"/>
      <text:p text:style-name="P2">–---------------------------------------------------------------------------------------------------------------------------------------------</text:p>
      <text:p text:style-name="P3"/>
      <text:p text:style-name="P3">Example<text:span text:style-name="T14">5</text:span>-<text:span text:style-name="T6">2</text:span>.vbs</text:p>
      <text:p text:style-name="P4"/>
      <text:p text:style-name="P7"><text:span text:style-name="T2">Dim</text:span><text:span text:style-name="T8"> fso, input, drive</text:span></text:p>
      <text:p text:style-name="P7"><text:span text:style-name="T2">Set</text:span><text:span text:style-name="T8"> fso = CreateObject(</text:span><text:span text:style-name="T4">"Scripting.FileSystemObject"</text:span><text:span text:style-name="T8">)</text:span></text:p>
      <text:p text:style-name="P16"/>
      <text:p text:style-name="P14">Do</text:p>
      <text:p text:style-name="P7"><text:span text:style-name="T8"><text:s text:c="2"/>input = InputBox(</text:span><text:span text:style-name="T4">"Enter a drive letter:"</text:span><text:span text:style-name="T8">)</text:span></text:p>
      <text:p text:style-name="P16"><text:s text:c="2"/></text:p>
      <text:p text:style-name="P7"><text:span text:style-name="T8"><text:s text:c="2"/></text:span><text:span text:style-name="T7">I</text:span><text:span text:style-name="T2">f</text:span><text:span text:style-name="T8"> input = </text:span><text:span text:style-name="T4">""</text:span><text:span text:style-name="T8"> </text:span><text:span text:style-name="T2">Then</text:span></text:p>
      <text:p text:style-name="P16"><text:s text:c="4"/>WScript.Quit</text:p>
      <text:p text:style-name="P7"><text:span text:style-name="T8"><text:s text:c="2"/></text:span><text:span text:style-name="T2">End</text:span><text:span text:style-name="T8"> </text:span><text:span text:style-name="T2">If</text:span></text:p>
      <text:p text:style-name="P7"><text:span text:style-name="T2">Loop</text:span><text:span text:style-name="T8"> </text:span><text:span text:style-name="T2">Until</text:span><text:span text:style-name="T8"> fso.DriveExists(input)</text:span></text:p>
      <text:p text:style-name="P16"/>
      <text:p text:style-name="P7"><text:span text:style-name="T2">Set</text:span><text:span text:style-name="T8"> drive = fso.GetDrive(input)</text:span></text:p>
      <text:p text:style-name="P16"/>
      <text:p text:style-name="P7"><text:span text:style-name="T2">If</text:span><text:span text:style-name="T8"> drive.IsReady </text:span><text:span text:style-name="T2">Then</text:span></text:p>
      <text:p text:style-name="P7"><text:span text:style-name="T8"><text:s text:c="2"/>MsgBox CInt(drive.FreeSpace / </text:span><text:span text:style-name="T1">10</text:span><text:span text:style-name="T8">^</text:span><text:span text:style-name="T1">6</text:span><text:span text:style-name="T8">) &amp; </text:span><text:span text:style-name="T4">" MB free space available on drive "</text:span><text:span text:style-name="T8"> &amp; drive.VolumeName</text:span></text:p>
      <text:p text:style-name="P14">Else</text:p>
      <text:p text:style-name="P7"><text:span text:style-name="T8"><text:s text:c="2"/>MsgBox </text:span><text:span text:style-name="T4">"Drive is not ready"</text:span></text:p>
      <text:p text:style-name="P7"><text:span text:style-name="T2">End</text:span><text:span text:style-name="T8"> </text:span><text:span text:style-name="T2">If</text:span></text:p>
      <text:p text:style-name="P8"/>
      <text:p text:style-name="P9">–-----------------------------------------------------------------------------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6"><text:soft-page-break/><text:span text:style-name="T9">Example</text:span><text:span text:style-name="T11">5</text:span><text:span text:style-name="T9">-</text:span><text:span text:style-name="T10">3</text:span><text:span text:style-name="T9">.vbs</text:span></text:p>
      <text:p text:style-name="P9"/>
      <text:p text:style-name="P19"><text:span text:style-name="T2">Dim</text:span><text:span text:style-name="T8"> fileName, fso, file, text</text:span></text:p>
      <text:p text:style-name="P19"><text:span text:style-name="T2">Set</text:span><text:span text:style-name="T8"> fso = CreateObject(</text:span><text:span text:style-name="T4">"Scripting.FileSystemObject"</text:span><text:span text:style-name="T8">)</text:span></text:p>
      <text:p text:style-name="P19"><text:span text:style-name="T8"/></text:p>
      <text:p text:style-name="P20">Do</text:p>
      <text:p text:style-name="P19"><text:span text:style-name="T8"><text:s text:c="2"/>fileName = InputBox(</text:span><text:span text:style-name="T4">"Enter the full path of the file:"</text:span><text:span text:style-name="T8">)</text:span></text:p>
      <text:p text:style-name="P19"><text:span text:style-name="T8"><text:s text:c="2"/></text:span></text:p>
      <text:p text:style-name="P19"><text:span text:style-name="T8"><text:s text:c="2"/></text:span><text:span text:style-name="T2">If</text:span><text:span text:style-name="T8"> fileName = "" </text:span><text:span text:style-name="T2">Then</text:span></text:p>
      <text:p text:style-name="P19"><text:span text:style-name="T8"><text:s text:c="4"/>WScript.Quit</text:span></text:p>
      <text:p text:style-name="P19"><text:span text:style-name="T8"><text:s text:c="2"/></text:span><text:span text:style-name="T2">End</text:span><text:span text:style-name="T8"> </text:span><text:span text:style-name="T2">If</text:span></text:p>
      <text:p text:style-name="P19"><text:span text:style-name="T2">Loop</text:span><text:span text:style-name="T8"> </text:span><text:span text:style-name="T2">Until</text:span><text:span text:style-name="T8"> fso.FileExists(fileName)</text:span></text:p>
      <text:p text:style-name="P19"><text:span text:style-name="T8"/></text:p>
      <text:p text:style-name="P19"><text:span text:style-name="T2">Set</text:span><text:span text:style-name="T8"> file = fso.GetFile(fileName)</text:span></text:p>
      <text:p text:style-name="P19"><text:span text:style-name="T8"/></text:p>
      <text:p text:style-name="P19"><text:span text:style-name="T8">text = file.Path &amp; vbCrLf &amp; vbCrLf</text:span></text:p>
      <text:p text:style-name="P19"><text:span text:style-name="T8">text = text &amp; </text:span><text:span text:style-name="T4">"Created: "</text:span><text:span text:style-name="T8"> &amp; file.DateCreated &amp; vbCrLf</text:span></text:p>
      <text:p text:style-name="P19"><text:span text:style-name="T8">text = text &amp; </text:span><text:span text:style-name="T4">"Last accessed: "</text:span><text:span text:style-name="T8"> &amp; file.DateLastAccessed &amp; vbCrLf</text:span></text:p>
      <text:p text:style-name="P19"><text:span text:style-name="T8">text = text &amp; </text:span><text:span text:style-name="T4">"Last modified: "</text:span><text:span text:style-name="T8"> &amp; file.DateLastModified</text:span></text:p>
      <text:p text:style-name="P19"><text:span text:style-name="T8"/></text:p>
      <text:p text:style-name="P19"><text:span text:style-name="T8">MsgBox text</text:span></text:p>
      <text:p text:style-name="P16"/>
      <text:p text:style-name="P17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5T16:42:25.120000000</dc:date>
    <meta:editing-duration>PT9M58S</meta:editing-duration>
    <meta:editing-cycles>15</meta:editing-cycles>
    <meta:generator>LibreOffice/4.1.3.2$Windows_x86 LibreOffice_project/70feb7d99726f064edab4605a8ab840c50ec57a</meta:generator>
    <meta:print-date>2015-06-04T13:42:08.203000000</meta:print-date>
    <meta:document-statistic meta:table-count="0" meta:image-count="0" meta:object-count="0" meta:page-count="2" meta:paragraph-count="52" meta:word-count="201" meta:character-count="1845" meta:non-whitespace-character-count="1646"/>
  </office:meta>
</office:document-meta>
</file>